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edTypeImpl.getSuper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claredTypeImpl.DeclaredTypeImpl( com . sun . mirror . type . Declared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Contain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